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1.58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ktivitä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Fehlerklasse</text:p>
          </table:table-cell>
          <table:table-cell office:value-type="string" calcext:value-type="string">
            <text:p>Reaktionsdatum</text:p>
          </table:table-cell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ailing: Bestellbestätig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Anlage Bestellung in Meson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Einrichtung Job update_erp_acc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August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Versandkost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Schnittstelle Adressabglei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Dropdowns - Autocomplete applikationswe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rechtigungswe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tagingsystemtest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undle aktaulisiert auf allen System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Logfilero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omainkonfiguration für Entwicklungs- und Stagingsystem, Firewa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Jobs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import Meson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esonic Datenimp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Bech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lasticsearch + Reindizier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xception Notifi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Icecat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migratio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rstes Porduktivsyst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l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Trace Gem Install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: Transport Server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igration Vertriebswesen nach Merca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ntriebswesen in Produktionsumgebing lauffäh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ser Interface Vertrag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rud Aktionen Vertragswesen: Verträge, Vertragspositionen, Verbräuch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mstellung auf single page App</text:p>
          </table:table-cell>
          <table:table-cell office:value-type="float" office:value="4.75" calcext:value-type="float">
            <text:p>4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ynchronisation von Bedarfeposition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Automatische Aktualisierung der Bedarfsposition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68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 style:data-style-name="N2" text:time-value="07:28:10.1121535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8T12:22:57.964671880</dc:date>
    <meta:editing-duration>PT6H33M48S</meta:editing-duration>
    <meta:editing-cycles>13</meta:editing-cycles>
    <dc:creator>Stefan Haslinger</dc:creator>
    <meta:document-statistic meta:table-count="1" meta:cell-count="192" meta:object-count="0"/>
  </office:meta>
</office:document-meta>
</file>